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Default"/>
        <table:table-column table:style-name="co2" table:default-cell-style-name="ce6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Part Name</text:p>
          </table:table-cell>
          <table:table-cell table:style-name="ce3" office:value-type="string" calcext:value-type="string">
            <text:p>ButtonMax</text:p>
          </table:table-cell>
          <table:table-cell table:style-name="ce1" office:value-type="string" calcext:value-type="string">
            <text:p>KSP</text:p>
          </table:table-cell>
          <table:table-cell table:style-name="ce1" office:value-type="string" calcext:value-type="string">
            <text:p>Generalist</text:p>
          </table:table-cell>
          <table:table-cell table:style-name="ce1" office:value-type="string" calcext:value-type="string">
            <text:p>Generalister</text:p>
          </table:table-cell>
          <table:table-cell table:style-name="ce4" office:value-type="string" calcext:value-type="string">
            <text:p>Targeting</text:p>
          </table:table-cell>
          <table:table-cell table:style-name="ce5" office:value-type="string" calcext:value-type="string">
            <text:p>Max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1U Handle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MAX([.B2];[.C2];[.D2];[.E2];[.F2])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U Hand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[.B3];[.C3];[.D3];[.E3];[.F3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3U Handle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AX([.B4];[.C4];[.D4];[.E4];[.F4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erry Switch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MAX([.B5];[.C5];[.D5];[.E5];[.F5])" office:value-type="float" office:value="18" calcext:value-type="float">
            <text:p>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lluminated Toggle Switch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6];[.C6];[.D6];[.E6];[.F6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rge JoySt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7];[.C7];[.D7];[.E7];[.F7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rge Kno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AX([.B8];[.C8];[.D8];[.E8];[.F8])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tary Potentiome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[.B9];[.C9];[.D9];[.E9];[.F9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tary Selec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10];[.C10];[.D10];[.E10];[.F10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tary Encod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11];[.C11];[.D11];[.E11];[.F11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mm Momentary Button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MAX([.B12];[.C12];[.D12];[.E12];[.F12])"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ddle Swit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AX([.B13];[.C13];[.D13];[.E13];[.F13])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mm Push Butt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AX([.B14];[.C14];[.D14];[.E14];[.F14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cker Swit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AX([.B15];[.C15];[.D15];[.E15];[.F15])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45mm Slide Potentiome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[.B16];[.C16];[.D16];[.E16];[.F16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75mm Slide Potentiome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17];[.C17];[.D17];[.E17];[.F17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.35mm Toggle Switch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MAX([.B18];[.C18];[.D18];[.E18];[.F18])"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3 Eurorack Mount Screw</text:p>
          </table:table-cell>
          <table:table-cell table:number-columns-repeated="5"/>
          <table:table-cell table:formula="of:=MAX([.B19];[.C19];[.D19];[.E19];[.F19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20];[.C20];[.D20];[.E20];[.F20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21];[.C21];[.D21];[.E21];[.F21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22];[.C22];[.D22];[.E22];[.F22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23];[.C23];[.D23];[.E23];[.F23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24];[.C24];[.D24];[.E24];[.F24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25];[.C25];[.D25];[.E25];[.F25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26];[.C26];[.D26];[.E26];[.F26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27];[.C27];[.D27];[.E27];[.F27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28];[.C28];[.D28];[.E28];[.F28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29];[.C29];[.D29];[.E29];[.F29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30];[.C30];[.D30];[.E30];[.F30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31];[.C31];[.D31];[.E31];[.F31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MAX([.B32];[.C32];[.D32];[.E32];[.F32])" office:value-type="float" office:value="0" calcext:value-type="float">
            <text:p>0</text:p>
          </table:table-cell>
          <table:table-cell table:number-columns-repeated="16377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18:01:23.175363400</meta:creation-date>
    <dc:date>2026-01-04T18:20:25.525730600</dc:date>
    <meta:editing-duration>PT18M49S</meta:editing-duration>
    <meta:editing-cycles>21</meta:editing-cycles>
    <meta:generator>LibreOffice/25.2.5.2$Windows_X86_64 LibreOffice_project/03d19516eb2e1dd5d4ccd751a0d6f35f35e08022</meta:generator>
    <meta:document-statistic meta:table-count="1" meta:cell-count="141" meta:object-count="0"/>
  </office:meta>
</office:document-meta>
</file>